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/>
    </style:style>
    <style:style style:name="P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 fo:background-color="#FFFF00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 fo:background-color="#FFFF00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 fo:background-color="#FFFF00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 fo:background-color="#FFFFFF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 fo:background-color="#FFFFFF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style:font-name="Times New Roman" style:font-name-complex="Times New Roman" fo:background-color="#FFFF00"/>
    </style:style>
    <style:style style:name="T12" style:parent-style-name="DefaultParagraphFont" style:family="text">
      <style:text-properties style:font-name="Times New Roman" style:font-name-complex="Times New Roman" fo:background-color="#FF6600"/>
    </style:style>
    <style:style style:name="T13" style:parent-style-name="DefaultParagraphFont" style:family="text">
      <style:text-properties style:font-name="Times New Roman" style:font-name-complex="Times New Roman" fo:background-color="#FFFF00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 fo:background-color="#FFFF00"/>
    </style:style>
    <style:style style:name="P15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16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17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18" style:parent-style-name="Standard" style:family="paragraph">
      <style:paragraph-properties fo:text-align="justify" fo:background-color="#FFFFFF"/>
    </style:style>
    <style:style style:name="T19" style:parent-style-name="DefaultParagraphFont" style:family="text">
      <style:text-properties style:font-name="Times New Roman" style:font-name-complex="Times New Roman" fo:background-color="#FFFFFF"/>
    </style:style>
    <style:style style:name="T20" style:parent-style-name="DefaultParagraphFont" style:family="text">
      <style:text-properties style:font-name="Times New Roman" style:font-name-complex="Times New Roman" fo:background-color="#FFFF99"/>
    </style:style>
    <style:style style:name="T21" style:parent-style-name="DefaultParagraphFont" style:family="text">
      <style:text-properties style:font-name="Times New Roman" style:font-name-complex="Times New Roman" fo:background-color="#FFFFFF"/>
    </style:style>
    <style:style style:name="P22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23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24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25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26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27" style:parent-style-name="Standard" style:family="paragraph">
      <style:paragraph-properties fo:text-align="justify"/>
    </style:style>
    <style:style style:name="T28" style:parent-style-name="SourceText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</style:style>
    <style:style style:name="T30" style:parent-style-name="SourceText" style:family="text"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</style:style>
    <style:style style:name="T32" style:parent-style-name="SourceText" style:family="text"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" style:parent-style-name="Standard" style:family="paragraph">
      <style:paragraph-properties fo:text-align="justify"/>
    </style:style>
    <style:style style:name="T35" style:parent-style-name="SourceText" style:family="text">
      <style:text-properties style:font-name="Times New Roman" style:font-name-complex="Times New Roman"/>
    </style:style>
    <style:style style:name="T36" style:parent-style-name="SourceText" style:family="text">
      <style:text-properties style:font-name="Times New Roman" style:font-name-complex="Times New Roman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/>
    </style:style>
    <style:style style:name="T39" style:parent-style-name="SourceText" style:family="text">
      <style:text-properties style:font-name="Times New Roman" style:font-name-complex="Times New Roman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 fo:background-color="#FFFFFF"/>
    </style:style>
    <style:style style:name="T42" style:parent-style-name="SourceText" style:family="text"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44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45" style:parent-style-name="Standard" style:family="paragraph">
      <style:paragraph-properties fo:text-align="justify" fo:background-color="#FFFFFF"/>
    </style:style>
    <style:style style:name="T46" style:parent-style-name="SourceText" style:family="text">
      <style:text-properties style:font-name="Times New Roman" style:font-name-complex="Times New Roman"/>
    </style:style>
    <style:style style:name="T47" style:parent-style-name="SourceText" style:family="text"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49" style:parent-style-name="Standard" style:family="paragraph">
      <style:paragraph-properties fo:text-align="justify" fo:background-color="#FFFFFF"/>
    </style:style>
    <style:style style:name="T50" style:parent-style-name="SourceText" style:family="text">
      <style:text-properties style:font-name="Times New Roman" style:font-name-complex="Times New Roman"/>
    </style:style>
    <style:style style:name="P51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52" style:parent-style-name="Standard" style:family="paragraph">
      <style:paragraph-properties fo:text-align="justify" fo:background-color="#FFFFFF"/>
    </style:style>
    <style:style style:name="T53" style:parent-style-name="SourceText" style:family="text">
      <style:text-properties style:font-name="Times New Roman" style:font-name-complex="Times New Roman"/>
    </style:style>
    <style:style style:name="T54" style:parent-style-name="SourceText" style:family="text">
      <style:text-properties style:font-name="Times New Roman" style:font-name-complex="Times New Roman" fo:background-color="#FFFF99"/>
    </style:style>
    <style:style style:name="P55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56" style:parent-style-name="Standard" style:family="paragraph">
      <style:paragraph-properties fo:text-align="justify" fo:background-color="#FFFFFF"/>
    </style:style>
    <style:style style:name="T57" style:parent-style-name="SourceText" style:family="text">
      <style:text-properties style:font-name="Times New Roman" style:font-name-complex="Times New Roman" fo:background-color="#FFFF99"/>
    </style:style>
    <style:style style:name="T58" style:parent-style-name="SourceText" style:family="text">
      <style:text-properties style:font-name="Times New Roman" style:font-name-complex="Times New Roman" fo:background-color="#FFFF99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60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61" style:parent-style-name="Standard" style:family="paragraph">
      <style:paragraph-properties fo:text-align="justify" fo:background-color="#FFFFFF"/>
    </style:style>
    <style:style style:name="T62" style:parent-style-name="SourceText" style:family="text">
      <style:text-properties style:font-name="Times New Roman" style:font-name-complex="Times New Roman" fo:background-color="#FFFF99"/>
    </style:style>
    <style:style style:name="P63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64" style:parent-style-name="Standard" style:family="paragraph">
      <style:paragraph-properties fo:text-align="justify" fo:background-color="#FFFFFF"/>
    </style:style>
    <style:style style:name="T65" style:parent-style-name="SourceText" style:family="text">
      <style:text-properties style:font-name="Times New Roman" style:font-name-complex="Times New Roman" fo:background-color="#FFFF99"/>
    </style:style>
    <style:style style:name="P66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67" style:parent-style-name="Standard" style:family="paragraph">
      <style:paragraph-properties fo:text-align="justify" fo:background-color="#FFFFFF"/>
    </style:style>
    <style:style style:name="T68" style:parent-style-name="DefaultParagraphFont" style:family="text">
      <style:text-properties style:font-name="Times New Roman" style:font-name-complex="Times New Roman" fo:color="#6A3E3E" fo:background-color="#FFFFFF"/>
    </style:style>
    <style:style style:name="T69" style:parent-style-name="DefaultParagraphFont" style:family="text">
      <style:text-properties style:font-name="Times New Roman" style:font-name-complex="Times New Roman" fo:color="#000000" fo:background-color="#FFFFFF"/>
    </style:style>
    <style:style style:name="T70" style:parent-style-name="DefaultParagraphFont" style:family="text">
      <style:text-properties style:font-name="Times New Roman" style:font-name-complex="Times New Roman" fo:color="#2A00FF" fo:background-color="#FFFFFF"/>
    </style:style>
    <style:style style:name="T71" style:parent-style-name="DefaultParagraphFont" style:family="text">
      <style:text-properties style:font-name="Times New Roman" style:font-name-complex="Times New Roman" fo:color="#000000" fo:background-color="#FFFFFF"/>
    </style:style>
    <style:style style:name="T72" style:parent-style-name="DefaultParagraphFont" style:family="text">
      <style:text-properties style:font-name="Times New Roman" style:font-name-complex="Times New Roman" fo:color="#3F7F5F" fo:background-color="#FFFFFF"/>
    </style:style>
    <style:style style:name="P73" style:parent-style-name="Standard" style:family="paragraph">
      <style:paragraph-properties fo:text-align="justify"/>
    </style:style>
    <style:style style:name="T74" style:parent-style-name="DefaultParagraphFont" style:family="text">
      <style:text-properties style:font-name="Times New Roman" style:font-name-complex="Times New Roman" fo:color="#6A3E3E"/>
    </style:style>
    <style:style style:name="T75" style:parent-style-name="DefaultParagraphFont" style:family="text">
      <style:text-properties style:font-name="Times New Roman" style:font-name-complex="Times New Roman" fo:color="#000000"/>
    </style:style>
    <style:style style:name="T76" style:parent-style-name="DefaultParagraphFont" style:family="text">
      <style:text-properties style:font-name="Times New Roman" style:font-name-complex="Times New Roman" fo:color="#2A00FF"/>
    </style:style>
    <style:style style:name="T77" style:parent-style-name="DefaultParagraphFont" style:family="text">
      <style:text-properties style:font-name="Times New Roman" style:font-name-complex="Times New Roman" fo:color="#000000"/>
    </style:style>
    <style:style style:name="T78" style:parent-style-name="DefaultParagraphFont" style:family="text">
      <style:text-properties style:font-name="Times New Roman" style:font-name-complex="Times New Roman" fo:color="#3F7F5F"/>
    </style:style>
    <style:style style:name="T79" style:parent-style-name="DefaultParagraphFont" style:family="text">
      <style:text-properties style:font-name="Times New Roman" style:font-name-complex="Times New Roman" fo:color="#3F7F5F"/>
    </style:style>
    <style:style style:name="P80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81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82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83" style:parent-style-name="Standard" style:family="paragraph">
      <style:paragraph-properties fo:text-align="justify" fo:background-color="#FFFFFF"/>
    </style:style>
    <style:style style:name="T84" style:parent-style-name="SourceText" style:family="text">
      <style:text-properties style:font-name="Times New Roman" style:font-name-complex="Times New Roman" fo:background-color="#FFFF99"/>
    </style:style>
    <style:style style:name="P85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86" style:parent-style-name="Standard" style:family="paragraph">
      <style:paragraph-properties fo:text-align="justify" fo:background-color="#FFFFFF"/>
    </style:style>
    <style:style style:name="T87" style:parent-style-name="SourceText" style:family="text">
      <style:text-properties style:font-name="Times New Roman" style:font-name-complex="Times New Roman" fo:background-color="#FFFF99"/>
    </style:style>
    <style:style style:name="P88" style:parent-style-name="Standard" style:family="paragraph">
      <style:paragraph-properties fo:text-align="justify" fo:background-color="#FFFFFF"/>
    </style:style>
    <style:style style:name="T89" style:parent-style-name="SourceText" style:family="text">
      <style:text-properties style:font-name="Times New Roman" style:font-name-complex="Times New Roman" fo:background-color="#FFFF99"/>
    </style:style>
    <style:style style:name="P90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91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92" style:parent-style-name="Standard" style:family="paragraph">
      <style:paragraph-properties fo:text-align="justify" fo:background-color="#FFFFFF"/>
    </style:style>
    <style:style style:name="T93" style:parent-style-name="SourceText" style:family="text">
      <style:text-properties style:font-name="Times New Roman" style:font-name-complex="Times New Roman" fo:background-color="#FFFF99"/>
    </style:style>
    <style:style style:name="T94" style:parent-style-name="SourceText" style:family="text">
      <style:text-properties style:font-name="Times New Roman" style:font-name-complex="Times New Roman" fo:background-color="#FFFF99"/>
    </style:style>
    <style:style style:name="P95" style:parent-style-name="Standard" style:family="paragraph">
      <style:paragraph-properties fo:text-align="justify" fo:background-color="#FFFFFF"/>
      <style:text-properties style:font-name="Times New Roman" style:font-name-complex="Times New Roman" fo:background-color="#FFFFFF"/>
    </style:style>
    <style:style style:name="P96" style:parent-style-name="Standard" style:family="paragraph">
      <style:paragraph-properties fo:text-align="justify" fo:background-color="#FFFFFF"/>
      <style:text-properties fo:background-color="#FFFFFF"/>
    </style:style>
  </office:automatic-styles>
  <office:body>
    <office:text text:use-soft-page-breaks="true">
      <text:p text:style-name="P1">To run movie recommendation system--</text:p>
      <text:p text:style-name="P2"/>
      <text:p text:style-name="P3">1) <text:s text:c="2"/>create a directory over hdfs <text:s text:c="3"/>/user/reco <text:s text:c="3"/></text:p>
      <text:p text:style-name="P4"/>
      <text:p text:style-name="P5">root@appin-ThinkPad-T410:/usr/local/hadoop# bin/hadoop dfs -mkdir /user/reco</text:p>
      <text:p text:style-name="P6"/>
      <text:p text:style-name="P7"/>
      <text:p text:style-name="P8">2) <text:s/>copy input<text:s/>file here</text:p>
      <text:p text:style-name="P9"/>
      <text:p text:style-name="P10"><text:span text:style-name="T11">root@appin-ThinkPad-T410:/usr/local/hadoop# bin/hadoop dfs -copyFromLocal<text:s/></text:span><text:span text:style-name="T12">/home/appin/Downloads/Map-reduce%20solutions/movie-recommendation-mapreduce/movie-recommendation-mapreduce/input</text:span><text:span text:style-name="T13"><text:s/>/project/mrc</text:span></text:p>
      <text:p text:style-name="P14"/>
      <text:p text:style-name="P15">my input file is in a folder <text:s/>map reduce solutions in downloads</text:p>
      <text:p text:style-name="P16">downloads-&gt;mapreduce solution&gt;movie recommendation -mapreduce&gt;input</text:p>
      <text:p text:style-name="P17"/>
      <text:p text:style-name="P18"><text:span text:style-name="T19">i m copying this file to hdfs in<text:s/></text:span><text:span text:style-name="T20">/user/reco</text:span><text:span text:style-name="T21"><text:s text:c="2"/>folder <text:s/>named 'mrc'</text:span></text:p>
      <text:p text:style-name="P22"/>
      <text:p text:style-name="P23"/>
      <text:p text:style-name="P24">3) <text:s/>making a jar file using eclipse</text:p>
      <text:p text:style-name="P25"/>
      <text:p text:style-name="P26">open eclipse---&gt; create project called movie---&gt;create a class called reco----&gt; copy paste code---&gt; then build path</text:p>
      <text:p text:style-name="P27"><text:span text:style-name="T28">now check 2 jar files--</text:span></text:p>
      <text:p text:style-name="P29"><text:span text:style-name="T30">a) /hadoop-2.7.2/share/hadoop/common : hadoop-common-2.7.2.jar</text:span></text:p>
      <text:p text:style-name="P31"><text:span text:style-name="T32">b) /hadoop-2.7.2/share/hadoop/mapreduce/ : hadoop-mapredure-client-core-2.7.2.jar</text:span></text:p>
      <text:p text:style-name="P33"/>
      <text:p text:style-name="P34"><text:span text:style-name="T35">right click on project<text:s/></text:span><text:span text:style-name="T36">---build path---configure build path---libraries---add external jars---browse---add one by one</text:span></text:p>
      <text:p text:style-name="P37"/>
      <text:p text:style-name="P38"><text:span text:style-name="T39">now export to create jar file</text:span></text:p>
      <text:p text:style-name="P40"/>
      <text:p text:style-name="P41"><text:span text:style-name="T42">right click---export---java---jar file---give jar file name----important ---give class name</text:span></text:p>
      <text:p text:style-name="P43"/>
      <text:p text:style-name="P44"/>
      <text:p text:style-name="P45"><text:span text:style-name="T46">I m sending u jar file of it called</text:span><text:span text:style-name="T47"><text:s/>reco.jar</text:span></text:p>
      <text:p text:style-name="P48"/>
      <text:p text:style-name="P49"><text:span text:style-name="T50">then run this command</text:span></text:p>
      <text:p text:style-name="P51"/>
      <text:p text:style-name="P52"><text:span text:style-name="T53">root@appin-ThinkPad-T410:/usr/local/hadoop#<text:s/></text:span><text:span text:style-name="T54">hadoop jar /home/appin/Desktop/reco.jar /user/reco/mrc /user/reco/output1</text:span></text:p>
      <text:p text:style-name="P55"/>
      <text:p text:style-name="P56"><text:span text:style-name="T57">here mrc is input file which we copied to hdfs and output1 is intermediate output file and output2 is<text:s/></text:span><text:span text:style-name="T58">final output file</text:span></text:p>
      <text:p text:style-name="P59"/>
      <text:p text:style-name="P60"/>
      <text:p text:style-name="P61"><text:span text:style-name="T62">output1 is input to mapper2</text:span></text:p>
      <text:p text:style-name="P63"/>
      <text:p text:style-name="P64"><text:span text:style-name="T65">check java file code where we have given path of</text:span></text:p>
      <text:p text:style-name="P66"/>
      <text:p text:style-name="P67"><text:span text:style-name="T68">input</text:span><text:span text:style-name="T69">=</text:span><text:span text:style-name="T70">"/user/reco/output1"</text:span><text:span text:style-name="T71">; <text:s text:c="6"/></text:span><text:span text:style-name="T72">//....OUTPUT OF FIRST INPUT TO SECOND.........</text:span></text:p>
      <text:p text:style-name="P73"><text:span text:style-name="T74">output</text:span><text:span text:style-name="T75">=</text:span><text:span text:style-name="T76">"/user/reco/output2"</text:span><text:span text:style-name="T77">; <text:s text:c="5"/></text:span><text:span text:style-name="T78">//....OUTPUT OF<text:s/></text:span><text:span text:style-name="T79">SECOND.................</text:span></text:p>
      <text:p text:style-name="P80"/>
      <text:p text:style-name="P81"/>
      <text:p text:style-name="P82"/>
      <text:p text:style-name="P83"><text:span text:style-name="T84">if u want to run then do one thing... download this jar file and copy input file in directory /user/reco</text:span></text:p>
      <text:p text:style-name="P85"/>
      <text:p text:style-name="P86"><text:span text:style-name="T87">first create this directory then copy input file here</text:span></text:p>
      <text:p text:style-name="P88"><text:span text:style-name="T89">then run</text:span></text:p>
      <text:p text:style-name="P90"/>
      <text:p text:style-name="P91"/>
      <text:p text:style-name="P92"><text:span text:style-name="T93">hadoop jar /home/appin/Desktop/reco.jar /user/reco/mrc<text:s/></text:span><text:span text:style-name="T94">/user/reco/output1</text:span></text:p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Droid Sans Fallback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tae</meta:initial-creator>
    <dc:creator>ctae</dc:creator>
    <meta:creation-date>2018-06-01T13:56:00Z</meta:creation-date>
    <dc:date>2018-06-01T13:56:00Z</dc:date>
    <meta:template xlink:href="Normal" xlink:type="simple"/>
    <meta:editing-cycles>3</meta:editing-cycles>
    <meta:editing-duration>PT120S</meta:editing-duration>
    <meta:document-statistic meta:page-count="2" meta:paragraph-count="3" meta:word-count="292" meta:character-count="1955" meta:row-count="13" meta:non-whitespace-character-count="1666"/>
  </office:meta>
</office:document-meta>
</file>